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9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: 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9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 28.286534</text:p>
          </table:table-cell>
          <table:table-cell office:value-type="float" office:value="15.547169" calcext:value-type="float">
            <text:p>15.547169</text:p>
          </table:table-cell>
          <table:table-cell office:value-type="float" office:value="14.107551" calcext:value-type="float">
            <text:p>14.107551</text:p>
          </table:table-cell>
          <table:table-cell office:value-type="float" office:value="16.848081" calcext:value-type="float">
            <text:p>16.848081</text:p>
          </table:table-cell>
          <table:table-cell office:value-type="float" office:value="12.754421" calcext:value-type="float">
            <text:p>12.754421</text:p>
          </table:table-cell>
          <table:table-cell office:value-type="float" office:value="13.263052" calcext:value-type="float">
            <text:p>13.263052</text:p>
          </table:table-cell>
          <table:table-cell office:value-type="float" office:value="13.332774" calcext:value-type="float">
            <text:p>13.332774</text:p>
          </table:table-cell>
          <table:table-cell office:value-type="float" office:value="12.720472" calcext:value-type="float">
            <text:p>12.720472</text:p>
          </table:table-cell>
          <table:table-cell office:value-type="float" office:value="15.915137" calcext:value-type="float">
            <text:p>15.915137</text:p>
          </table:table-cell>
          <table:table-cell office:value-type="float" office:value="14.377183" calcext:value-type="float">
            <text:p>14.377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DIMM_time: 5.105239</text:p>
          </table:table-cell>
          <table:table-cell office:value-type="float" office:value="4.081699" calcext:value-type="float">
            <text:p>4.081699</text:p>
          </table:table-cell>
          <table:table-cell office:value-type="float" office:value="4.487047" calcext:value-type="float">
            <text:p>4.487047</text:p>
          </table:table-cell>
          <table:table-cell office:value-type="float" office:value="4.235279" calcext:value-type="float">
            <text:p>4.235279</text:p>
          </table:table-cell>
          <table:table-cell office:value-type="float" office:value="3.991719" calcext:value-type="float">
            <text:p>3.991719</text:p>
          </table:table-cell>
          <table:table-cell office:value-type="float" office:value="3.130042" calcext:value-type="float">
            <text:p>3.130042</text:p>
          </table:table-cell>
          <table:table-cell office:value-type="float" office:value="4.253446" calcext:value-type="float">
            <text:p>4.253446</text:p>
          </table:table-cell>
          <table:table-cell office:value-type="float" office:value="4.129922" calcext:value-type="float">
            <text:p>4.129922</text:p>
          </table:table-cell>
          <table:table-cell office:value-type="float" office:value="4.044959" calcext:value-type="float">
            <text:p>4.044959</text:p>
          </table:table-cell>
          <table:table-cell office:value-type="float" office:value="3.137981" calcext:value-type="float">
            <text:p>3.137981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 16.798516</text:p>
          </table:table-cell>
          <table:table-cell office:value-type="float" office:value="18.311421" calcext:value-type="float">
            <text:p>18.311421</text:p>
          </table:table-cell>
          <table:table-cell office:value-type="float" office:value="10.963939" calcext:value-type="float">
            <text:p>10.963939</text:p>
          </table:table-cell>
          <table:table-cell office:value-type="float" office:value="12.69009" calcext:value-type="float">
            <text:p>12.69009</text:p>
          </table:table-cell>
          <table:table-cell office:value-type="float" office:value="12.120287" calcext:value-type="float">
            <text:p>12.120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15.162388</text:p>
          </table:table-cell>
          <table:table-cell office:value-type="float" office:value="13.37167" calcext:value-type="float">
            <text:p>13.37167</text:p>
          </table:table-cell>
          <table:table-cell office:value-type="float" office:value="12.326754" calcext:value-type="float">
            <text:p>12.326754</text:p>
          </table:table-cell>
          <table:table-cell office:value-type="float" office:value="9.51333" calcext:value-type="float">
            <text:p>9.51333</text:p>
          </table:table-cell>
          <table:table-cell office:value-type="float" office:value="14.263847" calcext:value-type="float">
            <text:p>14.263847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M_time: 37.013677</text:p>
          </table:table-cell>
          <table:table-cell office:value-type="float" office:value="24.124871" calcext:value-type="float">
            <text:p>24.124871</text:p>
          </table:table-cell>
          <table:table-cell office:value-type="float" office:value="23.432882" calcext:value-type="float">
            <text:p>23.432882</text:p>
          </table:table-cell>
          <table:table-cell office:value-type="float" office:value="28.038106" calcext:value-type="float">
            <text:p>28.038106</text:p>
          </table:table-cell>
          <table:table-cell office:value-type="float" office:value="21.134025" calcext:value-type="float">
            <text:p>21.134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27.980703</text:p>
          </table:table-cell>
          <table:table-cell office:value-type="float" office:value="23.585138" calcext:value-type="float">
            <text:p>23.585138</text:p>
          </table:table-cell>
          <table:table-cell office:value-type="float" office:value="25.061682" calcext:value-type="float">
            <text:p>25.061682</text:p>
          </table:table-cell>
          <table:table-cell office:value-type="float" office:value="22.020075" calcext:value-type="float">
            <text:p>22.020075</text:p>
          </table:table-cell>
          <table:table-cell office:value-type="float" office:value="21.893363" calcext:value-type="float">
            <text:p>21.893363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K: 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 67.7397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office:value-type="string" calcext:value-type="string">
            <text:p><text:s/>K: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55.075597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20000</text:p>
          </table:table-cell>
          <table:table-cell office:value-type="string" calcext:value-type="string">
            <text:p><text:s/>threads: 8</text:p>
          </table:table-cell>
          <table:table-cell office:value-type="string" calcext:value-type="string">
            <text:p><text:s/>K: 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</text:p>
          </table:table-cell>
          <table:table-cell office:value-type="float" office:value="0.762058" calcext:value-type="float">
            <text:p>0.762058</text:p>
          </table:table-cell>
          <table:table-cell office:value-type="float" office:value="1.641074" calcext:value-type="float">
            <text:p>1.641074</text:p>
          </table:table-cell>
          <table:table-cell office:value-type="float" office:value="1.659529" calcext:value-type="float">
            <text:p>1.659529</text:p>
          </table:table-cell>
          <table:table-cell office:value-type="float" office:value="1.643698" calcext:value-type="float">
            <text:p>1.643698</text:p>
          </table:table-cell>
          <table:table-cell office:value-type="float" office:value="1.659939" calcext:value-type="float">
            <text:p>1.659939</text:p>
          </table:table-cell>
          <table:table-cell office:value-type="float" office:value="1.643914" calcext:value-type="float">
            <text:p>1.643914</text:p>
          </table:table-cell>
          <table:table-cell office:value-type="float" office:value="1.581367" calcext:value-type="float">
            <text:p>1.581367</text:p>
          </table:table-cell>
          <table:table-cell office:value-type="float" office:value="1.641567" calcext:value-type="float">
            <text:p>1.641567</text:p>
          </table:table-cell>
          <table:table-cell office:value-type="float" office:value="1.641387" calcext:value-type="float">
            <text:p>1.641387</text:p>
          </table:table-cell>
          <table:table-cell office:value-type="float" office:value="1.641258" calcext:value-type="float">
            <text:p>1.641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20000</text:p>
          </table:table-cell>
          <table:table-cell office:value-type="string" calcext:value-type="string">
            <text:p><text:s/>threads: 8</text:p>
          </table:table-cell>
          <table:table-cell office:value-type="string" calcext:value-type="string">
            <text:p><text:s/>dram_start: 85000</text:p>
          </table:table-cell>
          <table:table-cell office:value-type="string" calcext:value-type="string">
            <text:p><text:s/>K: 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</text:p>
          </table:table-cell>
          <table:table-cell office:value-type="float" office:value="142.776412" calcext:value-type="float">
            <text:p>142.776412</text:p>
          </table:table-cell>
          <table:table-cell office:value-type="float" office:value="143.396876" calcext:value-type="float">
            <text:p>143.396876</text:p>
          </table:table-cell>
          <table:table-cell office:value-type="float" office:value="139.764163" calcext:value-type="float">
            <text:p>139.764163</text:p>
          </table:table-cell>
          <table:table-cell office:value-type="float" office:value="140.70663" calcext:value-type="float">
            <text:p>140.70663</text:p>
          </table:table-cell>
          <table:table-cell office:value-type="float" office:value="141.537982" calcext:value-type="float">
            <text:p>141.537982</text:p>
          </table:table-cell>
          <table:table-cell office:value-type="float" office:value="142.439403" calcext:value-type="float">
            <text:p>142.439403</text:p>
          </table:table-cell>
          <table:table-cell office:value-type="float" office:value="142.816825" calcext:value-type="float">
            <text:p>142.816825</text:p>
          </table:table-cell>
          <table:table-cell office:value-type="float" office:value="144.186172" calcext:value-type="float">
            <text:p>144.186172</text:p>
          </table:table-cell>
          <table:table-cell office:value-type="float" office:value="144.468857" calcext:value-type="float">
            <text:p>144.468857</text:p>
          </table:table-cell>
          <table:table-cell office:value-type="float" office:value="144.926926" calcext:value-type="float">
            <text:p>144.926926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100000</text:p>
          </table:table-cell>
          <table:table-cell office:value-type="string" calcext:value-type="string">
            <text:p>n:10000</text:p>
          </table:table-cell>
          <table:table-cell office:value-type="string" calcext:value-type="string">
            <text:p>nvdimm_size:5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m_threads</text:p>
          </table:table-cell>
          <table:table-cell office:value-type="string" calcext:value-type="string">
            <text:p>nvdimm_threads</text:p>
          </table:table-cell>
          <table:table-cell office:value-type="string" calcext:value-type="string">
            <text:p>dram_time</text:p>
          </table:table-cell>
          <table:table-cell office:value-type="string" calcext:value-type="string">
            <text:p>nvdimm_tim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.345236" calcext:value-type="float">
            <text:p>6.35</text:p>
          </table:table-cell>
          <table:table-cell table:style-name="ce1" office:value-type="float" office:value="48.883164" calcext:value-type="float">
            <text:p>48.8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.222672" calcext:value-type="float">
            <text:p>3.22</text:p>
          </table:table-cell>
          <table:table-cell table:style-name="ce1" office:value-type="float" office:value="44.76631" calcext:value-type="float">
            <text:p>44.7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.188246" calcext:value-type="float">
            <text:p>2.19</text:p>
          </table:table-cell>
          <table:table-cell table:style-name="ce1" office:value-type="float" office:value="39.728815" calcext:value-type="float">
            <text:p>39.7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.664067" calcext:value-type="float">
            <text:p>1.66</text:p>
          </table:table-cell>
          <table:table-cell table:style-name="ce1" office:value-type="float" office:value="36.393496" calcext:value-type="float">
            <text:p>36.3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.62706" calcext:value-type="float">
            <text:p>1.63</text:p>
          </table:table-cell>
          <table:table-cell table:style-name="ce1" office:value-type="float" office:value="38.028464" calcext:value-type="float">
            <text:p>38.0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.14073" calcext:value-type="float">
            <text:p>1.14</text:p>
          </table:table-cell>
          <table:table-cell table:style-name="ce1" office:value-type="float" office:value="34.377154" calcext:value-type="float">
            <text:p>34.3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990587" calcext:value-type="float">
            <text:p>0.99</text:p>
          </table:table-cell>
          <table:table-cell table:style-name="ce1" office:value-type="float" office:value="23.399653" calcext:value-type="float">
            <text:p>23.4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0.881716" calcext:value-type="float">
            <text:p>0.88</text:p>
          </table:table-cell>
          <table:table-cell table:style-name="ce1" office:value-type="float" office:value="24.027589" calcext:value-type="float">
            <text:p>24.0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802802" calcext:value-type="float">
            <text:p>0.80</text:p>
          </table:table-cell>
          <table:table-cell table:style-name="ce1" office:value-type="float" office:value="17.038988" calcext:value-type="float">
            <text:p>17.0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726417" calcext:value-type="float">
            <text:p>0.73</text:p>
          </table:table-cell>
          <table:table-cell table:style-name="ce1" office:value-type="float" office:value="13.942554" calcext:value-type="float">
            <text:p>13.9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61083" calcext:value-type="float">
            <text:p>0.61</text:p>
          </table:table-cell>
          <table:table-cell table:style-name="ce1" office:value-type="float" office:value="11.554751" calcext:value-type="float">
            <text:p>11.55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39457" calcext:value-type="float">
            <text:p>0.64</text:p>
          </table:table-cell>
          <table:table-cell table:style-name="ce1" office:value-type="float" office:value="8.575708" calcext:value-type="float">
            <text:p>8.5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543019" calcext:value-type="float">
            <text:p>0.54</text:p>
          </table:table-cell>
          <table:table-cell table:style-name="ce1" office:value-type="float" office:value="5.719499" calcext:value-type="float">
            <text:p>5.72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274796" calcext:value-type="float">
            <text:p>0.27</text:p>
          </table:table-cell>
          <table:table-cell table:style-name="ce1" office:value-type="float" office:value="2.782327" calcext:value-type="float">
            <text:p>2.7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59391" calcext:value-type="float">
            <text:p>0.26</text:p>
          </table:table-cell>
          <table:table-cell table:style-name="ce1" office:value-type="float" office:value="0.638562" calcext:value-type="float">
            <text:p>0.64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dram_thread</text:p>
          </table:table-cell>
          <table:table-cell office:value-type="string" calcext:value-type="string">
            <text:p>nvdim_thread</text:p>
          </table:table-cell>
          <table:table-cell office:value-type="string" calcext:value-type="string">
            <text:p>dram_average</text:p>
          </table:table-cell>
          <table:table-cell office:value-type="string" calcext:value-type="string">
            <text:p>nvdimm_average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11856" calcext:value-type="float">
            <text:p>3.91</text:p>
          </table:table-cell>
          <table:table-cell table:style-name="ce1" office:value-type="float" office:value="7.613502" calcext:value-type="float">
            <text:p>7.61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5412" calcext:value-type="float">
            <text:p>3.95</text:p>
          </table:table-cell>
          <table:table-cell table:style-name="ce1" office:value-type="float" office:value="6.340246" calcext:value-type="float">
            <text:p>6.34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872536" calcext:value-type="float">
            <text:p>3.87</text:p>
          </table:table-cell>
          <table:table-cell table:style-name="ce1" office:value-type="float" office:value="4.817879" calcext:value-type="float">
            <text:p>4.82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4315" calcext:value-type="float">
            <text:p>3.94</text:p>
          </table:table-cell>
          <table:table-cell table:style-name="ce1" office:value-type="float" office:value="3.391263" calcext:value-type="float">
            <text:p>3.39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840147" calcext:value-type="float">
            <text:p>3.84</text:p>
          </table:table-cell>
          <table:table-cell table:style-name="ce1" office:value-type="float" office:value="1.69837" calcext:value-type="float">
            <text:p>1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9:05:45.392035017</meta:creation-date>
    <dc:date>2021-07-16T00:02:17.140789275</dc:date>
    <meta:editing-duration>PT5M21S</meta:editing-duration>
    <meta:editing-cycles>2</meta:editing-cycles>
    <meta:generator>LibreOffice/7.0.6.2$Linux_X86_64 LibreOffice_project/00$Build-2</meta:generator>
    <meta:document-statistic meta:table-count="1" meta:cell-count="219" meta:object-count="0"/>
  </office:meta>
</office:document-meta>
</file>